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2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18" style:family="table-cell" style:parent-style-name="Default" style:data-style-name="N113"/>
    <style:style style:name="ce32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2" office:value-type="string" calcext:value-type="string">
            <text:p>損益</text:p>
          </table:table-cell>
          <table:table-cell table:style-name="ce36" office:value-type="string" calcext:value-type="string">
            <text:p>買</text:p>
          </table:table-cell>
          <table:table-cell table:style-name="ce36" office:value-type="string" calcext:value-type="string">
            <text:p>売</text:p>
          </table:table-cell>
          <table:table-cell table:style-name="ce36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1" calcext:value-type="float">
            <text:p>14,391.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25" calcext:value-type="float">
            <text:p>14,125.0</text:p>
          </table:table-cell>
          <table:table-cell table:style-name="ce6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3750" calcext:value-type="float">
            <text:p>13,750.0</text:p>
          </table:table-cell>
          <table:table-cell office:value-type="float" office:value="13850" calcext:value-type="float">
            <text:p>13,850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138" calcext:value-type="float">
            <text:p>14,138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168" calcext:value-type="float">
            <text:p>14,168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192" calcext:value-type="float">
            <text:p>14,192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277.5" calcext:value-type="float">
            <text:p>14,277.5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291.5" calcext:value-type="float">
            <text:p>14,291.5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359" calcext:value-type="float">
            <text:p>14,359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381" calcext:value-type="float">
            <text:p>14,381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402" calcext:value-type="float">
            <text:p>14,402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451" calcext:value-type="float">
            <text:p>14,451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500" calcext:value-type="float">
            <text:p>14,500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506" calcext:value-type="float">
            <text:p>14,506.0</text:p>
          </table:table-cell>
          <table:table-cell table:number-columns-repeated="16378"/>
        </table:table-row>
        <table:table-row table:style-name="ro1">
          <table:table-cell office:value-type="date" office:date-value="2024-01-31" calcext:value-type="date">
            <text:p>2024/01/3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670" calcext:value-type="float">
            <text:p>14,670.0</text:p>
          </table:table-cell>
          <table:table-cell office:value-type="float" office:value="14550" calcext:value-type="float">
            <text:p>14,550.0</text:p>
          </table:table-cell>
          <table:table-cell table:number-columns-repeated="16378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ce2"/>
        <table:table-column table:style-name="co9" table:default-cell-style-name="Default"/>
        <table:table-column table:style-name="co10" table:default-cell-style-name="ce16"/>
        <table:table-column table:style-name="co4" table:default-cell-style-name="Default"/>
        <table:table-column table:style-name="co4" table:number-columns-repeated="2" table:default-cell-style-name="ce25"/>
        <table:table-column table:style-name="co4" table:default-cell-style-name="ce32"/>
        <table:table-column table:style-name="co6" table:number-columns-repeated="2" table:default-cell-style-name="ce36"/>
        <table:table-column table:style-name="co4" table:default-cell-style-name="ce36"/>
        <table:table-column table:style-name="co7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48" office:value-type="date" office:date-value="2024-02-01" calcext:value-type="date">
            <text:p>2024/02/01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</table:table-row>
        <table:table-row table:style-name="ro1">
          <table:table-cell office:value-type="date" office:date-value="2024-02-01" calcext:value-type="date">
            <text:p>2024/02/01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K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00/00/00</text:date>, <text:time style:data-style-name="N2" text:time-value="08:58:53.2352617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31T15:01:55.943561982</dc:date>
    <meta:editing-duration>P17DT20H39M10S</meta:editing-duration>
    <meta:editing-cycles>1748</meta:editing-cycles>
    <meta:document-statistic meta:table-count="2" meta:cell-count="1886" meta:object-count="0"/>
  </office:meta>
</office:document-meta>
</file>